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text-properties officeooo:paragraph-rsid="00199989"/>
    </style:style>
    <style:style style:name="T1" style:family="text">
      <style:text-properties officeooo:rsid="001999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LES D'INSERTION:</text:p>
      <text:p text:style-name="Standard">Insertion cotisation :</text:p>
      <text:p text:style-name="Standard">-CNAPS: part employe: 1%, part entreprise: 12%</text:p>
      <text:p text:style-name="Standard">-OSTIE: part employe:1%, entreprise: 5%</text:p>
      <text:p text:style-name="Standard"/>
      <text:p text:style-name="Standard">Insertion typeContrat:</text:p>
      <text:p text:style-name="Standard">-essai: max: 6(mois)</text:p>
      <text:p text:style-name="Standard">-CDD: max: 24</text:p>
      <text:p text:style-name="Standard">-CDI: max: null</text:p>
      <text:p text:style-name="Standard"/>
      <text:p text:style-name="Standard">Insertion contrat:</text:p>
      <text:p text:style-name="Standard">salaireBase&gt;=200000</text:p>
      <text:p text:style-name="Standard"/>
      <text:p text:style-name="Standard">Insertion conge:</text:p>
      <text:p text:style-name="Standard">- <text:span text:style-name="T1">type : </text:span>payant , <text:span text:style-name="T1">label : autre</text:span></text:p>
      <text:p text:style-name="P2">- <text:span text:style-name="T1">type : </text:span>non payant, <text:span text:style-name="T1">label : maternite4</text:span></text:p>
      <text:p text:style-name="P2">- <text:span text:style-name="T1">type : </text:span>non payant, <text:span text:style-name="T1">label : evenement familiale</text:span></text:p>
      <text:p text:style-name="P2">- <text:span text:style-name="T1">type : </text:span>non payant, <text:span text:style-name="T1">label : raison médicale</text:span></text:p>
      <text:p text:style-name="Standard"/>
      <text:p text:style-name="Standard">Insertion IRSA:</text:p>
      <text:p text:style-name="Standard">-1e tranche: min:0, max:350000, taux: 0</text:p>
      <text:p text:style-name="Standard">-2e tranche: 350001 à 400000: taux 5</text:p>
      <text:p text:style-name="Standard">-3e tranche: 400001 à 500000: taux:10</text:p>
      <text:p text:style-name="Standard">-4e tranche: 500001 à 600000: taux:15</text:p>
      <text:p text:style-name="Standard">-5e tranche: 600001 à null: taux:20</text:p>
      <text:p text:style-name="Standard"/>
      <text:p text:style-name="Standard">Insertion colonne "etat" pour tous les tables: -1, 0 ou 1</text:p>
      <text:p text:style-name="Standard"/>
      <text:p text:style-name="Standard">Insertion paiementSalaire:</text:p>
      <text:p text:style-name="Standard">-modePaiement: virement, especes, cheque</text:p>
      <text:p text:style-name="Standard"/>
      <text:p text:style-name="P1">VUES</text:p>
      <text:p text:style-name="Standard">-dateEmbauche </text:p>
      <text:p text:style-name="Standard">-soldeConge (par mois) </text:p>
      <text:p text:style-name="Standard">-soldeConge (par an)</text:p>
      <text:p text:style-name="Standard">-montantSalaireNet</text:p>
      <text:p text:style-name="Standard">-vueEmploy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6T12:55:11.966000000</meta:creation-date>
    <meta:editing-duration>PT1M37S</meta:editing-duration>
    <meta:editing-cycles>3</meta:editing-cycles>
    <meta:generator>LibreOffice/6.3.5.2$Windows_X86_64 LibreOffice_project/dd0751754f11728f69b42ee2af66670068624673</meta:generator>
    <dc:date>2022-03-06T12:56:46.163000000</dc:date>
    <meta:document-statistic meta:table-count="0" meta:image-count="0" meta:object-count="0" meta:page-count="1" meta:paragraph-count="30" meta:word-count="127" meta:character-count="823" meta:non-whitespace-character-count="724"/>
  </office:meta>
</office:document-meta>
</file>